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DejaVu Sans" fo:font-size="16pt" style:font-size-asian="16pt" style:font-size-complex="16pt"/>
    </style:style>
    <style:style style:name="P2" style:family="paragraph" style:parent-style-name="Horizontal_20_Line">
      <style:text-properties style:font-name="DejaVu Sans" fo:font-size="16pt" officeooo:paragraph-rsid="001dcaa8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6pt" officeooo:rsid="001dcaa8" officeooo:paragraph-rsid="001dcaa8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6pt" officeooo:rsid="001dcaa8" officeooo:paragraph-rsid="001ed771" style:font-size-asian="16pt" style:font-size-complex="16pt"/>
    </style:style>
    <style:style style:name="P5" style:family="paragraph" style:parent-style-name="Standard" style:list-style-name="L1">
      <style:paragraph-properties fo:text-align="center" style:justify-single-word="false"/>
      <style:text-properties style:font-name="DejaVu Sans" fo:font-size="16pt" officeooo:rsid="001dcaa8" officeooo:paragraph-rsid="001dcaa8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6pt" officeooo:rsid="001ed771" officeooo:paragraph-rsid="001ed771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8pt" officeooo:rsid="001dcaa8" officeooo:paragraph-rsid="001dcaa8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dcaa8" officeooo:paragraph-rsid="001ed771" style:font-size-asian="18pt" style:font-size-complex="18pt"/>
    </style:style>
    <style:style style:name="T1" style:family="text">
      <style:text-properties officeooo:rsid="001dcaa8"/>
    </style:style>
    <style:style style:name="T2" style:family="text">
      <style:text-properties style:font-name="DejaVu Sans" fo:font-size="16pt" style:font-size-asian="16pt" style:font-size-complex="16pt"/>
    </style:style>
    <style:style style:name="T3" style:family="text">
      <style:text-properties officeooo:rsid="001ed771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pan text:style-name="T3">PLEASE </text:span>E<text:span text:style-name="T3">XCUSE OUR DUST!</text:span></text:p>
      <text:p text:style-name="P4"/>
      <text:p text:style-name="P6">AFTER ~20 YEARS IN THIS LOCATION,</text:p>
      <text:p text:style-name="P6">THE 2<text:span text:style-name="T4">nd</text:span> FLOOR ELECTRONICS SHOP</text:p>
      <text:p text:style-name="P6">WILL CLOSE PERMANENTLY ON NOVEMBER 15<text:span text:style-name="T4">th</text:span></text:p>
      <text:p text:style-name="P6"/>
      <text:p text:style-name="P6">WE WILL BE REOPENING SOON IN THE SUB-BASEMENT</text:p>
      <text:p text:style-name="P6"/>
      <text:p text:style-name="P6">SHOP STAFF ARE WORKING HARD TO</text:p>
      <text:p text:style-name="P6">ACCOMPLISH THIS MOVE AND MAY BE</text:p>
      <text:p text:style-name="P6">DIFFICULT TO FIND DURING THIS TIME</text:p>
      <text:p text:style-name="P6"/>
      <text:p text:style-name="P6">PLEASE EMAIL BLAISE TO SCHEDULE AN APPOINTMENT</text:p>
      <text:p text:style-name="P6">IF YOU REQUIRE ELECTRONICS ASSISTANCE</text:p>
      <text:p text:style-name="P7"><text:a xlink:type="simple" xlink:href="mailto:bthompson@chem.wisc.edu" text:style-name="Internet_20_link" text:visited-style-name="Visited_20_Internet_20_Link"><text:span text:style-name="T2">bthompson@chem.wisc.edu</text:span></text:a></text:p>
      <text:p text:style-name="P2"/>
      <text:p text:style-name="P4"><text:span text:style-name="T3">PLEASE </text:span>E<text:span text:style-name="T3">XCUSE OUR DUST!</text:span></text:p>
      <text:p text:style-name="P4"/>
      <text:p text:style-name="P6">AFTER ~20 YEARS IN THIS LOCATION,</text:p>
      <text:p text:style-name="P6">THE 2<text:span text:style-name="T4">nd</text:span> FLOOR ELECTRONICS SHOP</text:p>
      <text:p text:style-name="P6">WILL CLOSE PERMANENTLY ON NOVEMBER 15<text:span text:style-name="T4">th</text:span></text:p>
      <text:p text:style-name="P6"/>
      <text:p text:style-name="P6">WE WILL BE REOPENING SOON IN THE SUB-BASEMENT</text:p>
      <text:p text:style-name="P6"/>
      <text:p text:style-name="P6">SHOP STAFF ARE WORKING HARD TO</text:p>
      <text:p text:style-name="P6">ACCOMPLISH THIS MOVE AND MAY BE</text:p>
      <text:p text:style-name="P6">DIFFICULT TO FIND DURING THIS TIME</text:p>
      <text:p text:style-name="P6"/>
      <text:p text:style-name="P6">PLEASE EMAIL BLAISE TO SCHEDULE AN APPOINTMENT</text:p>
      <text:p text:style-name="P6">IF YOU REQUIRE ELECTRONICS ASSISTANCE</text:p>
      <text:p text:style-name="P8"><text:a xlink:type="simple" xlink:href="mailto:bthompson@chem.wisc.edu" text:style-name="Internet_20_link" text:visited-style-name="Visited_20_Internet_20_Link"><text:span text:style-name="T2">bthompson@chem.wisc.edu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10:08:40.641533299</meta:creation-date>
    <meta:generator>LibreOffice/6.3.2.2$Linux_X86_64 LibreOffice_project/30$Build-2</meta:generator>
    <dc:date>2019-10-15T15:02:36.546415154</dc:date>
    <meta:editing-duration>PT3M32S</meta:editing-duration>
    <meta:editing-cycles>2</meta:editing-cycles>
    <meta:document-statistic meta:table-count="0" meta:image-count="0" meta:object-count="0" meta:page-count="1" meta:paragraph-count="22" meta:word-count="120" meta:character-count="742" meta:non-whitespace-character-count="644"/>
  </office:meta>
</office:document-meta>
</file>